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2.498in"/>
    </style:style>
    <style:style style:name="co4" style:family="table-column">
      <style:table-column-properties fo:break-before="auto" style:column-width="2.701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6374in"/>
    </style:style>
    <style:style style:name="co7" style:family="table-column">
      <style:table-column-properties fo:break-before="auto" style:column-width="2.348in"/>
    </style:style>
    <style:style style:name="co8" style:family="table-column">
      <style:table-column-properties fo:break-before="auto" style:column-width="3.8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ested Combinations (general):</text:p>
          </table:table-cell>
          <table:table-cell office:value-type="string" calcext:value-type="string">
            <text:p>Resulting Phrase:</text:p>
          </table:table-cell>
          <table:table-cell office:value-type="string" calcext:value-type="string">
            <text:p>Success:</text:p>
          </table:table-cell>
          <table:table-cell office:value-type="string" calcext:value-type="string">
            <text:p>Failure:</text:p>
          </table:table-cell>
          <table:table-cell/>
          <table:table-cell office:value-type="string" calcext:value-type="string">
            <text:p>Tested Combinations (I-SPY):</text:p>
          </table:table-cell>
          <table:table-cell office:value-type="string" calcext:value-type="string">
            <text:p>Resulting Phrase:</text:p>
          </table:table-cell>
          <table:table-cell office:value-type="string" calcext:value-type="string">
            <text:p>Success:</text:p>
          </table:table-cell>
          <table:table-cell office:value-type="string" calcext:value-type="string">
            <text:p>Failur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office:value-type="string" calcext:value-type="string">
            <text:p>neon</text:p>
          </table:table-cell>
          <table:table-cell/>
          <table:table-cell office:value-type="string" calcext:value-type="string">
            <text:p>half-full neon spraycan</text:p>
          </table:table-cell>
          <table:table-cell table:number-columns-repeated="4"/>
          <table:table-cell office:value-type="string" calcext:value-type="string">
            <text:p>half-full neon spraycan</text:p>
          </table:table-cell>
          <table:table-cell table:number-columns-repeated="3"/>
          <table:table-cell office:value-type="string" calcext:value-type="string">
            <text:p>Separating “spraycan” into “spray” “can” solves the issue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/>
          <table:table-cell office:value-type="string" calcext:value-type="string">
            <text:p>half full beyond break i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lf full neon spiky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right</text:p>
          </table:table-cell>
          <table:table-cell table:number-columns-repeated="2"/>
          <table:table-cell office:value-type="string" calcext:value-type="string">
            <text:p>full livery cab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lf full neon spiky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aper</text:p>
          </table:table-cell>
          <table:table-cell table:number-columns-repeated="2"/>
          <table:table-cell office:value-type="string" calcext:value-type="string">
            <text:p>half full neon spray ca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half full neon spiky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rayon</text:p>
          </table:table-cell>
          <table:table-cell table:number-columns-repeated="2"/>
          <table:table-cell office:value-type="string" calcext:value-type="string">
            <text:p>half full neon spray ta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lf full neon spiky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ough</text:p>
          </table:table-cell>
          <table:table-cell table:number-columns-repeated="2"/>
          <table:table-cell office:value-type="string" calcext:value-type="string">
            <text:p>half the fall they aren't greedy and h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lf full neon spiky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ncil-shaped</text:p>
          </table:table-cell>
          <table:table-cell table:number-columns-repeated="2"/>
          <table:table-cell office:value-type="string" calcext:value-type="string">
            <text:p>half full with me on a spray ta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lf full neon thing can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up</text:p>
          </table:table-cell>
          <table:table-cell/>
          <table:table-cell office:value-type="string" calcext:value-type="string">
            <text:p>medium-sized squishy pineapp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nsparent</text:p>
          </table:table-cell>
          <table:table-cell table:number-columns-repeated="2"/>
          <table:table-cell office:value-type="string" calcext:value-type="string">
            <text:p>medium size of the squishy pineappl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dium-sized squishy pineapp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-full</text:p>
          </table:table-cell>
          <table:table-cell table:number-columns-repeated="2"/>
          <table:table-cell office:value-type="string" calcext:value-type="string">
            <text:p>medium sized squishy pineappl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edium sized squishy pineappl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2"/>
          <table:table-cell office:value-type="string" calcext:value-type="string">
            <text:p>medium sized squishy pineappl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edium sized squishy pineappl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2"/>
          <table:table-cell office:value-type="string" calcext:value-type="string">
            <text:p>medium sized squishy pineappl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edium sized squishy pineappl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angle</text:p>
          </table:table-cell>
          <table:table-cell table:number-columns-repeated="2"/>
          <table:table-cell office:value-type="string" calcext:value-type="string">
            <text:p>medium sized squishy a pineappl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edium sized squishy pineappl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table:number-columns-repeated="2"/>
          <table:table-cell office:value-type="string" calcext:value-type="string">
            <text:p>medium sized squishy pineappl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edium sized squishy pineappl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fee</text:p>
          </table:table-cell>
          <table:table-cell table:number-columns-repeated="7"/>
          <table:table-cell office:value-type="string" calcext:value-type="string">
            <text:p>medium sized squishy pineappl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</text:p>
          </table:table-cell>
          <table:table-cell/>
          <table:table-cell office:value-type="string" calcext:value-type="string">
            <text:p>pencil-shaped white cray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ips</text:p>
          </table:table-cell>
          <table:table-cell table:number-columns-repeated="2"/>
          <table:table-cell office:value-type="string" calcext:value-type="string">
            <text:p>pencil date white cray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encil-shaped white cray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ver</text:p>
          </table:table-cell>
          <table:table-cell table:number-columns-repeated="2"/>
          <table:table-cell office:value-type="string" calcext:value-type="string">
            <text:p>pencils a white crayo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encil thin white crayon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attles</text:p>
          </table:table-cell>
          <table:table-cell table:number-columns-repeated="2"/>
          <table:table-cell office:value-type="string" calcext:value-type="string">
            <text:p>hans solo date white crayo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encil shaped white crayo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table:number-columns-repeated="2"/>
          <table:table-cell office:value-type="string" calcext:value-type="string">
            <text:p>mental state wide crayo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encil shaped white crayo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um</text:p>
          </table:table-cell>
          <table:table-cell table:number-columns-repeated="2"/>
          <table:table-cell office:value-type="string" calcext:value-type="string">
            <text:p>pencil fate white crayo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encil shaped white crayo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console state white crayo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encil shaped white crayo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table:number-columns-repeated="7"/>
          <table:table-cell office:value-type="string" calcext:value-type="string">
            <text:p>pencil shaped white crayo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transparent shiny aeros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und</text:p>
          </table:table-cell>
          <table:table-cell table:number-columns-repeated="2"/>
          <table:table-cell office:value-type="string" calcext:value-type="string">
            <text:p>transparent tiny hairs al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ransparent shiny aeros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</text:p>
          </table:table-cell>
          <table:table-cell table:number-columns-repeated="2"/>
          <table:table-cell office:value-type="string" calcext:value-type="string">
            <text:p>a friend's parents' dining area so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ransparent shiny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quishy</text:p>
          </table:table-cell>
          <table:table-cell table:number-columns-repeated="2"/>
          <table:table-cell office:value-type="string" calcext:value-type="string">
            <text:p>france parents shiny years old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ransparent shiny aeroso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-topped</text:p>
          </table:table-cell>
          <table:table-cell table:number-columns-repeated="2"/>
          <table:table-cell office:value-type="string" calcext:value-type="string">
            <text:p>friends' parents and shiny hair is al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ransparent shiny aeroso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2"/>
          <table:table-cell office:value-type="string" calcext:value-type="string">
            <text:p>transparency the shiny years old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ransparent shiny aeroso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</text:p>
          </table:table-cell>
          <table:table-cell table:number-columns-repeated="2"/>
          <table:table-cell office:value-type="string" calcext:value-type="string">
            <text:p>transparent shiny hair so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ransparent shiny aeroso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ple</text:p>
          </table:table-cell>
          <table:table-cell table:number-columns-repeated="7"/>
          <table:table-cell office:value-type="string" calcext:value-type="string">
            <text:p>transparent shiny aeroso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be</text:p>
          </table:table-cell>
          <table:table-cell/>
          <table:table-cell office:value-type="string" calcext:value-type="string">
            <text:p>brown bright bea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2"/>
          <table:table-cell office:value-type="string" calcext:value-type="string">
            <text:p>round right mean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rown bright bea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</text:p>
          </table:table-cell>
          <table:table-cell table:number-columns-repeated="2"/>
          <table:table-cell office:value-type="string" calcext:value-type="string">
            <text:p>brown rice bean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rown green bean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ull</text:p>
          </table:table-cell>
          <table:table-cell table:number-columns-repeated="2"/>
          <table:table-cell office:value-type="string" calcext:value-type="string">
            <text:p>brown rice bean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rown bright bean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brown right bein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rown bright bean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lindrical</text:p>
          </table:table-cell>
          <table:table-cell table:number-columns-repeated="2"/>
          <table:table-cell office:value-type="string" calcext:value-type="string">
            <text:p>brown rice bean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rown bright bean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b</text:p>
          </table:table-cell>
          <table:table-cell table:number-columns-repeated="2"/>
          <table:table-cell office:value-type="string" calcext:value-type="string">
            <text:p>brown rice bean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rown bright bean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d</text:p>
          </table:table-cell>
          <table:table-cell table:number-columns-repeated="7"/>
          <table:table-cell office:value-type="string" calcext:value-type="string">
            <text:p>brown bright bean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cylindrical aluminum c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ans</text:p>
          </table:table-cell>
          <table:table-cell table:number-columns-repeated="2"/>
          <table:table-cell office:value-type="string" calcext:value-type="string">
            <text:p>so in her goal and an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ylindrical aluminum can</text:p>
          </table:table-cell>
          <table:table-cell table:number-columns-repeated="3"/>
          <table:table-cell office:value-type="string" calcext:value-type="string">
            <text:p>Issue with pronounciation maybe?</text:p>
          </table:table-cell>
        </table:table-row>
        <table:table-row table:style-name="ro1">
          <table:table-cell office:value-type="string" calcext:value-type="string">
            <text:p>narrow</text:p>
          </table:table-cell>
          <table:table-cell table:number-columns-repeated="2"/>
          <table:table-cell office:value-type="string" calcext:value-type="string">
            <text:p>so then drink all aluminum can bu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ylinder aluminum can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so the goal of aluminum ca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ylinder aluminum can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ollow</text:p>
          </table:table-cell>
          <table:table-cell table:number-columns-repeated="2"/>
          <table:table-cell office:value-type="string" calcext:value-type="string">
            <text:p>cylinder all aluminum ca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ylinder aluminum can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pen</text:p>
          </table:table-cell>
          <table:table-cell table:number-columns-repeated="2"/>
          <table:table-cell office:value-type="string" calcext:value-type="string">
            <text:p>the cylindrical all that and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ylinder aluminum can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praycan</text:p>
          </table:table-cell>
          <table:table-cell table:number-columns-repeated="2"/>
          <table:table-cell office:value-type="string" calcext:value-type="string">
            <text:p>the cylindrical aluminum ca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ylinder aluminum can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ilent</text:p>
          </table:table-cell>
          <table:table-cell table:number-columns-repeated="7"/>
          <table:table-cell office:value-type="string" calcext:value-type="string">
            <text:p>cylinder aluminum can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heavy spiky th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iky</text:p>
          </table:table-cell>
          <table:table-cell table:number-columns-repeated="2"/>
          <table:table-cell office:value-type="string" calcext:value-type="string">
            <text:p>heavy spikes eating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eavy spiky 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</text:p>
          </table:table-cell>
          <table:table-cell table:number-columns-repeated="2"/>
          <table:table-cell office:value-type="string" calcext:value-type="string">
            <text:p>at least by d i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avy spiky thing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</text:p>
          </table:table-cell>
          <table:table-cell table:number-columns-repeated="2"/>
          <table:table-cell office:value-type="string" calcext:value-type="string">
            <text:p>at a spike the dang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avy spiky thing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2"/>
          <table:table-cell office:value-type="string" calcext:value-type="string">
            <text:p>today's by a gam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avy spiky thing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had the spiky stay i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avy spiky thing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e</text:p>
          </table:table-cell>
          <table:table-cell table:number-columns-repeated="2"/>
          <table:table-cell office:value-type="string" calcext:value-type="string">
            <text:p>henry's by the sam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avy spiky thing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ide</text:p>
          </table:table-cell>
          <table:table-cell table:number-columns-repeated="7"/>
          <table:table-cell office:value-type="string" calcext:value-type="string">
            <text:p>heavy spiky thing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</text:p>
          </table:table-cell>
          <table:table-cell/>
          <table:table-cell office:value-type="string" calcext:value-type="string">
            <text:p>black clear coffe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tangular</text:p>
          </table:table-cell>
          <table:table-cell table:number-columns-repeated="2"/>
          <table:table-cell office:value-type="string" calcext:value-type="string">
            <text:p>black clear coffe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lack clear coff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n</text:p>
          </table:table-cell>
          <table:table-cell table:number-columns-repeated="2"/>
          <table:table-cell office:value-type="string" calcext:value-type="string">
            <text:p>black clear coffe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lack clear coffe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linder</text:p>
          </table:table-cell>
          <table:table-cell table:number-columns-repeated="2"/>
          <table:table-cell office:value-type="string" calcext:value-type="string">
            <text:p>black clear coffe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lack clear coffe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</text:p>
          </table:table-cell>
          <table:table-cell table:number-columns-repeated="2"/>
          <table:table-cell office:value-type="string" calcext:value-type="string">
            <text:p>black clear coffe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lack clear coffe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lic</text:p>
          </table:table-cell>
          <table:table-cell table:number-columns-repeated="2"/>
          <table:table-cell office:value-type="string" calcext:value-type="string">
            <text:p>black clear coffe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lack clear coffe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m</text:p>
          </table:table-cell>
          <table:table-cell table:number-columns-repeated="2"/>
          <table:table-cell office:value-type="string" calcext:value-type="string">
            <text:p>black tea or coffe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lack clear coffe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7"/>
          <table:table-cell office:value-type="string" calcext:value-type="string">
            <text:p>black clear coffe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</text:p>
          </table:table-cell>
          <table:table-cell/>
          <table:table-cell office:value-type="string" calcext:value-type="string">
            <text:p>orange-topped large cylind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ircular</text:p>
          </table:table-cell>
          <table:table-cell table:number-columns-repeated="2"/>
          <table:table-cell office:value-type="string" calcext:value-type="string">
            <text:p>or topped large still her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range-topped large cylin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rcles</text:p>
          </table:table-cell>
          <table:table-cell table:number-columns-repeated="2"/>
          <table:table-cell office:value-type="string" calcext:value-type="string">
            <text:p>orange talks larger cylind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range topped large cylind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k</text:p>
          </table:table-cell>
          <table:table-cell table:number-columns-repeated="2"/>
          <table:table-cell office:value-type="string" calcext:value-type="string">
            <text:p>orange taught larger cylind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range top large cylinder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anister</text:p>
          </table:table-cell>
          <table:table-cell table:number-columns-repeated="2"/>
          <table:table-cell office:value-type="string" calcext:value-type="string">
            <text:p>orange top large cylind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range topped large cylind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rofoam</text:p>
          </table:table-cell>
          <table:table-cell table:number-columns-repeated="2"/>
          <table:table-cell office:value-type="string" calcext:value-type="string">
            <text:p>orange talked large same her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range top large cylinder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um-sized</text:p>
          </table:table-cell>
          <table:table-cell table:number-columns-repeated="2"/>
          <table:table-cell office:value-type="string" calcext:value-type="string">
            <text:p>orange talked largest sol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range topped large cylind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l</text:p>
          </table:table-cell>
          <table:table-cell table:number-columns-repeated="7"/>
          <table:table-cell office:value-type="string" calcext:value-type="string">
            <text:p>orange topped large cylind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wide metallic canis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quid</text:p>
          </table:table-cell>
          <table:table-cell table:number-columns-repeated="2"/>
          <table:table-cell office:value-type="string" calcext:value-type="string">
            <text:p>why the metallic canist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ide metallic cani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ht</text:p>
          </table:table-cell>
          <table:table-cell table:number-columns-repeated="2"/>
          <table:table-cell office:value-type="string" calcext:value-type="string">
            <text:p>why did the town minist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ide metallic canist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why did metallic canist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ide metallic canist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</text:p>
          </table:table-cell>
          <table:table-cell table:number-columns-repeated="2"/>
          <table:table-cell office:value-type="string" calcext:value-type="string">
            <text:p>why do metallic canist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ide metallic canist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</text:p>
          </table:table-cell>
          <table:table-cell table:number-columns-repeated="2"/>
          <table:table-cell office:value-type="string" calcext:value-type="string">
            <text:p>white metallic canist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ide metallic canist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sol</text:p>
          </table:table-cell>
          <table:table-cell table:number-columns-repeated="2"/>
          <table:table-cell office:value-type="string" calcext:value-type="string">
            <text:p>and why it may sound canist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ide metallic canist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le</text:p>
          </table:table-cell>
          <table:table-cell table:number-columns-repeated="7"/>
          <table:table-cell office:value-type="string" calcext:value-type="string">
            <text:p>wide metallic canist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eapple</text:p>
          </table:table-cell>
          <table:table-cell/>
          <table:table-cell office:value-type="string" calcext:value-type="string">
            <text:p>thin yellow tub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hen a yellow to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hin yellow tub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hen the idea that too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hin yellow tub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nd thin and yet there too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hin yellow tub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hen yeah that too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hin yellow tub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hen you go to th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hin yellow tub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hin and yet you to tha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hin yellow tub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thin yellow tub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 plastic cu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t reddit plastic cup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d plastic c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eddit plastic cu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d plastic cup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ddit plastic cu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d plastic cup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ddit plastic cu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d plastic cup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ut the thing u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d plastic cup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ddit last a co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d plastic cup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red plastic cup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ll metal tub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ull metal al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ull metal tub</text:p>
          </table:table-cell>
          <table:table-cell table:number-columns-repeated="3"/>
          <table:table-cell office:value-type="string" calcext:value-type="string">
            <text:p>“tub” cannot be recogniz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ll metal to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ull metal tall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ull metal to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ull metal top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ull metal to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ull metal tall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ull metal to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ull metal tall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ull metal to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ull metal top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full metal top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lue colored wat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lue colored wat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lue colored wa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lue collar wat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lue colored wat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lue collar wat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lue colored wat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t a blue collar to wat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lue colored wat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lue collar to wat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lue colored wat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lue collar wat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lue colored wat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blue colored wat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ugh rectangular pap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alf rectangular pap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ough rectangular pap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oth rectangular pap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ough rectangular pap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oth rectangular pap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oll rectangular paper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uh roh taylor they ar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ough rectangular pap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oth bread could say your pap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ough rectangular pap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oth rectangular pap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ough rectangular pap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rough rectangular pap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ll orange ca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he whole orange ca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all orange ca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ad cold war and ca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mall orange cap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 small orange ca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mall orange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 tall orange ca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mall orange cap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ul war and half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ull orange cap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ul orange ca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mall orange cap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tall orange cap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mall silver tex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mall so there are a tes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mall silver tex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mall silver or ten i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mall silver tex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mallpox over tex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mall silver tex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mall silver or tex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mall silver tex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mall silver ta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mall silver tex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 small silver or tax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mall silver tex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small silver tex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lent circular rattl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iolent circular rattl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ilent circular rattl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lent circular it rattles of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lent circular rattle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lence is a circular rattl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lent circular rattle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 and circular rattl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lent circular rattle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lent circular rattle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ilent circular rattle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 are those circular rattle us to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lent circular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silent circular rattle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een open bottl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reen and molded a bottl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reen open bott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reen and gold and a bottl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reen open bottl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p green okay bottl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reen open bottl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ery open bottl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reen open bottl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reen open bottl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reen open bottl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reen okay bottl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reen open bottl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green open bottl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t purple contain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hat purple contain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 purple contain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at per bullet her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at purple contain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at her bold and tenur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at purple contain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f that's her bullpen tenur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at purple contain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or a full and te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at purple contain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hat purple contain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urple container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fat purple containe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ink empty insid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ake an empty insid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ink empty insid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int and see the insid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ink empty insid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ank and see insid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ink empty insid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hings are empty inside tha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ink empty insid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ate and see insid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ink empty insid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int and see insid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ink empty insid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shaped empty inside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ny gray to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iny grey a top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iny gray to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iny grey a to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ny gray top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iny grade to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ny gray top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iny grade to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ny gray top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iny grey top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iny gray top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iny you're a co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iny gray top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tiny green top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und hollow circl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ound the hollow circl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ound hollow circl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ound the hollow circl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ound hollow circle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ound the whole circl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ound full circle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ound that follows circl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rown hollow circle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ound the follows circl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ound hollow circle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oundup follow circl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rown small circle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round hollow circle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ft light chip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oft light ship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oft light chip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ft light chas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ft light chip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ft lighting shit i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ft light chip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ft light ship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ft white chip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ft light ship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ft white chip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ft white chip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ft white chip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soft white chip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ort narrow rectangl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hort narrow rectangl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hort narrow rectang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hort narrow rectangl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hort narrow rectangl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hort narrow writin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hort narrow rectangl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horts narrow rectangl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hort narrow rectangl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hort narrow of rectangl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hort narrow rectangl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hort narrow rectangl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hort narrow rectangl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short rectangle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 round li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ereen round the lat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reen round li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reen and around the lid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reen round lid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rina rounded lat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reen round lid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reen around that word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reen round lid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rrying round of bolivia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reen round lid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reen and brown to lead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reen round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reen round lid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ar heavy prism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lear that the prism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lear heavy pris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lear that the prism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lear heavy pris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lear head of the fizzl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lear heavy pris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lear that the prism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lear heavy pris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lear that the prism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lear heavy pris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lear that a drizzl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lear heavy pris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clear heavy pris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rge aluminum roll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arge aluminum rol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rge aluminum rol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rt all about rol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arge aluminum rol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arge aluminum rol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arge aluminum rol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arge aluminum rol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arge aluminum rol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arge called in and we're al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arge aluminum rol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ord aluminum rol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arge aluminum rol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large aluminum rol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mall transparent objec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mall transparent object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mall transparent objec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mall transparent object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mall transparent objec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mall transparent objec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mall transparent objec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mall transparent object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mall transparent objec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mall transparent object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mall transparent objec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mall friends' parents who objec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mall transparent objec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small transparent objec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iny yellow metal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hiny yellow metal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hiny yellow meta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hiny yellow metal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hiny yellow meta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hiny yellow metal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hiny yellow meta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hiny yellow metal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hiny yellow meta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hiny yellow metal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hiny yellow meta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hiny yellow metal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hiny yellow meta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shiny yellow</text:p>
          </table:table-cell>
          <table:table-cell/>
          <table:table-cell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6:17:50.564270311</meta:creation-date>
    <dc:date>2017-07-24T16:34:57.827924274</dc:date>
    <meta:editing-duration>PT15M26S</meta:editing-duration>
    <meta:editing-cycles>3</meta:editing-cycles>
    <meta:generator>LibreOffice/4.2.8.2$Linux_X86_64 LibreOffice_project/420m0$Build-2</meta:generator>
    <meta:document-statistic meta:table-count="1" meta:cell-count="873" meta:object-count="0"/>
  </office:meta>
</office:document-meta>
</file>